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Times New Roman" svg:font-family="'Times New Roman'"/>
    <style:font-face style:name="Times New Roman1" svg:font-family="'Times New Roman'" style:font-family-generic="roman"/>
    <style:font-face style:name="Times New roman" svg:font-family="'Times New roman'" style:font-family-generic="roman"/>
  </office:font-face-decls>
  <office:automatic-styles>
    <style:style style:name="P1" style:family="paragraph" style:parent-style-name="Footer">
      <style:text-properties officeooo:rsid="0017e054" officeooo:paragraph-rsid="0017e054"/>
    </style:style>
    <style:style style:name="P2" style:family="paragraph" style:parent-style-name="Standard">
      <style:paragraph-properties fo:line-height="115%" fo:text-align="center" style:justify-single-word="false"/>
      <style:text-properties style:font-name="Times New Roman1" fo:font-size="22pt" fo:font-weight="bold" officeooo:rsid="0017e054" officeooo:paragraph-rsid="0017e054" style:font-size-asian="19.25pt" style:font-weight-asian="bold" style:font-size-complex="22pt" style:font-weight-complex="bold"/>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5" style:family="paragraph" style:parent-style-name="Text_20_body">
      <style:paragraph-properties fo:line-height="115%" fo:text-align="start"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17e054" officeooo:paragraph-rsid="0017e054" style:text-blinking="false" fo:background-color="transparent" style:font-size-asian="10.5pt" style:font-weight-asian="normal" style:font-size-complex="12pt" style:font-weight-complex="normal"/>
    </style:style>
    <style:style style:name="T1" style:family="text">
      <style:text-properties officeooo:rsid="00196e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ATA PENGANTAR</text:p>
      <text:p text:style-name="P2"/>
      <text:p text:style-name="P5"><text:bookmark text:name="docs-internal-guid-7b50dfbe-7fff-cd61-65ff-288b0400fb0d"/>Puji syukur kami panjatkan ke hadirat Allah SWT. yang ke atas rahmat- Nya dan karunianya kami dapat menyelesaikan makalah ini tepat pada waktunya. Adapun judul dari makalah ini adalah "Pergaulan <text:span text:style-name="T1">sehat</text:span> di lingkungan sekolah".</text:p>
      <text:p text:style-name="Text_20_body"/>
      <text:p text:style-name="P3">Pada kesempatan ini kami mengucapkan terima kasih yang sebesar-besarnya kepada guru mata pelajaran yang telah memberikan tugas kepada kami kami juga ingin mengucapkan terima kasih kepada pihak-pihak yang turut membantu dalam pembuatan makalah ini.</text:p>
      <text:p text:style-name="Text_20_body"/>
      <text:p text:style-name="P3">Dalam ruang lingkup sekolah, tentunya interaksi antar pelajar, guru, dan masyarakat sekitar selalu terjadi. Dan karena interaksi tersebut, akan terbentuknya batas batasan atau norma sosial dan perilaku individu/kelompok dalam ruang lingkup tersebut. Oleh karena itu, dalam makalah ini, akan mengkaji perilaku atas interaksi yang ada diruang lingkup sekolah.</text:p>
      <text:p text:style-name="P4"/>
      <text:p text:style-name="P3">Demikian, Kami jauh dari sempurna dan ini merupakan langkah yang baik dari studi yang sesungguhnya. Oleh karena, itu Keterbatasan waktu dan kemampuan kami maka kritik dan saran yang membangun senantiasa Kami harapkan semoga Makalah ini dapat berguna bagi kelompok kami pada khususnya dan pihak lain yang berkepentingan pada umumnya.</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Times New Roman" svg:font-family="'Times New Roman'"/>
    <style:font-face style:name="Times New Roman1" svg:font-family="'Times New Roman'"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Mono CJK JP"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Mono CJK JP"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7e054" officeooo:paragraph-rsid="0017e05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18:38:10.980027910</meta:creation-date>
    <meta:editing-duration>PT6M10S</meta:editing-duration>
    <meta:editing-cycles>3</meta:editing-cycles>
    <meta:generator>LibreOffice/7.4.0.3$Linux_X86_64 LibreOffice_project/40$Build-3</meta:generator>
    <dc:date>2022-09-21T12:08:04.384402024</dc:date>
    <meta:document-statistic meta:table-count="0" meta:image-count="0" meta:object-count="0" meta:page-count="1" meta:paragraph-count="6" meta:word-count="167" meta:character-count="1175" meta:non-whitespace-character-count="1012"/>
  </office:meta>
</office:document-meta>
</file>